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5.188cm"/>
    </style:style>
    <style:style style:name="co2" style:family="table-column">
      <style:table-column-properties fo:break-before="auto" style:column-width="1.446cm"/>
    </style:style>
    <style:style style:name="co3" style:family="table-column">
      <style:table-column-properties fo:break-before="auto" style:column-width="1.752cm"/>
    </style:style>
    <style:style style:name="co4" style:family="table-column">
      <style:table-column-properties fo:break-before="auto" style:column-width="2.03cm"/>
    </style:style>
    <style:style style:name="co5" style:family="table-column">
      <style:table-column-properties fo:break-before="auto" style:column-width="2.806cm"/>
    </style:style>
    <style:style style:name="co6" style:family="table-column">
      <style:table-column-properties fo:break-before="auto" style:column-width="1.136cm"/>
    </style:style>
    <style:style style:name="co7" style:family="table-column">
      <style:table-column-properties fo:break-before="auto" style:column-width="2.496cm"/>
    </style:style>
    <style:style style:name="co8" style:family="table-column">
      <style:table-column-properties fo:break-before="auto" style:column-width="4.722cm"/>
    </style:style>
    <style:style style:name="co9" style:family="table-column">
      <style:table-column-properties fo:break-before="auto" style:column-width="3.16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4.466cm"/>
    </style:style>
    <style:style style:name="co12" style:family="table-column">
      <style:table-column-properties fo:break-before="auto" style:column-width="3.501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0"/>
    <style:style style:name="ce3" style:family="table-cell" style:parent-style-name="Default">
      <style:table-cell-properties fo:background-color="#ffff99"/>
      <style:text-properties fo:font-weight="bold"/>
    </style:style>
    <style:style style:name="ce4" style:family="table-cell" style:parent-style-name="Default" style:data-style-name="N100">
      <style:table-cell-properties fo:background-color="#ffff99"/>
    </style:style>
    <style:style style:name="ce5" style:family="table-cell" style:parent-style-name="Default">
      <style:table-cell-properties fo:background-color="#ffff99"/>
    </style:style>
    <style:style style:name="ce6" style:family="table-cell" style:parent-style-name="Default" style:data-style-name="N100">
      <style:table-cell-properties fo:background-color="#ffff99"/>
      <style:text-properties fo:font-weight="bold"/>
    </style:style>
    <style:style style:name="ce7" style:family="table-cell" style:parent-style-name="Default" style:data-style-name="N108">
      <style:text-properties fo:font-weight="bold"/>
    </style:style>
    <style:style style:name="ce8" style:family="table-cell" style:parent-style-name="Default" style:data-style-name="N108"/>
    <style:style style:name="ce9" style:family="table-cell" style:parent-style-name="Default" style:data-style-name="N100">
      <style:table-cell-properties style:text-align-source="fix" style:repeat-content="false"/>
      <style:paragraph-properties fo:text-align="justify" fo:margin-left="0cm"/>
    </style:style>
    <style:style style:name="ce10" style:family="table-cell" style:parent-style-name="Default" style:data-style-name="N100"/>
    <style:style style:name="ce11" style:family="table-cell" style:parent-style-name="Default" style:data-style-name="N0">
      <style:table-cell-properties fo:background-color="#ffff99"/>
    </style:style>
  </office:automatic-styles>
  <office:body>
    <office:spreadsheet>
      <table:table table:name="Personen_Adress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number-columns-repeated="2" table:default-cell-style-name="ce5"/>
        <table:table-column table:style-name="co4" table:default-cell-style-name="ce5"/>
        <table:table-column table:style-name="co5" table:default-cell-style-name="ce4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ce8"/>
        <table:table-column table:style-name="co9" table:number-columns-repeated="4" table:default-cell-style-name="Default"/>
        <table:table-column table:style-name="co10" table:number-columns-repeated="242" table:default-cell-style-name="Default"/>
        <table:table-row table:style-name="ro1">
          <table:table-cell table:style-name="ce1" office:value-type="string">
            <text:p>WollMuxDescription</text:p>
          </table:table-cell>
          <table:table-cell table:style-name="ce3" office:value-type="string">
            <text:p>Anrede</text:p>
          </table:table-cell>
          <table:table-cell table:style-name="ce3" office:value-type="string">
            <text:p>Titel</text:p>
          </table:table-cell>
          <table:table-cell table:style-name="ce3" office:value-type="string">
            <text:p>Vorname</text:p>
          </table:table-cell>
          <table:table-cell table:style-name="ce3" office:value-type="string">
            <text:p>Nachname</text:p>
          </table:table-cell>
          <table:table-cell table:style-name="ce6" office:value-type="string">
            <text:p>Strasse_Nr</text:p>
          </table:table-cell>
          <table:table-cell table:style-name="ce3" office:value-type="string">
            <text:p>PLZ</text:p>
          </table:table-cell>
          <table:table-cell table:style-name="ce3" office:value-type="string">
            <text:p>Ort</text:p>
          </table:table-cell>
          <table:table-cell table:style-name="ce1" office:value-type="string">
            <text:p>EmpfaengerZeile1</text:p>
          </table:table-cell>
          <table:table-cell table:style-name="ce7" office:value-type="string">
            <text:p>EmpfaengerZeile2</text:p>
          </table:table-cell>
          <table:table-cell table:style-name="ce1" office:value-type="string">
            <text:p>EmpfaengerZeile3</text:p>
          </table:table-cell>
          <table:table-cell table:style-name="ce1" office:value-type="string">
            <text:p>EmpfaengerZeile4</text:p>
          </table:table-cell>
          <table:table-cell table:style-name="ce1" office:value-type="string">
            <text:p>EmpfaengerZeile5</text:p>
          </table:table-cell>
          <table:table-cell table:style-name="ce1" office:value-type="string">
            <text:p>EmpfaengerZeile6</text:p>
          </table:table-cell>
          <table:table-cell table:style-name="ce1" office:value-type="string">
            <text:p>Gender1</text:p>
          </table:table-cell>
          <table:table-cell table:style-name="ce1" table:number-columns-repeated="241"/>
        </table:table-row>
        <table:table-row table:style-name="ro1">
          <table:table-cell table:style-name="ce2" table:formula="oooc:=[.$I2]" office:value-type="string" office:string-value="Herr Felix Wollmux">
            <text:p>Herr Felix Wollmux</text:p>
          </table:table-cell>
          <table:table-cell table:style-name="ce4" office:value-type="string">
            <text:p>Herr</text:p>
          </table:table-cell>
          <table:table-cell table:style-name="ce4"/>
          <table:table-cell table:style-name="ce4" office:value-type="string">
            <text:p>Felix</text:p>
          </table:table-cell>
          <table:table-cell table:style-name="ce4" office:value-type="string">
            <text:p>Wollmux</text:p>
          </table:table-cell>
          <table:table-cell office:value-type="string">
            <text:p>Eisbergstr. 1a</text:p>
          </table:table-cell>
          <table:table-cell table:style-name="ce4" office:value-type="string">
            <text:p>55555</text:p>
          </table:table-cell>
          <table:table-cell table:style-name="ce4" office:value-type="string">
            <text:p>Westpol</text:p>
          </table:table-cell>
          <table:table-cell table:style-name="ce2" table:formula="oooc:=[.$B2] &amp; IF([.$C2] =&quot;&quot;;&quot;&quot;;&quot; &quot; &amp; [.$C2]) &amp; &quot; &quot; &amp; [.$D2] &amp; &quot; &quot; &amp; [.$E2]" office:value-type="string" office:string-value="Herr Felix Wollmux">
            <text:p>Herr Felix Wollmux</text:p>
          </table:table-cell>
          <table:table-cell table:formula="oooc:=[.$F2]" office:value-type="string" office:string-value="Eisbergstr. 1a">
            <text:p>Eisbergstr. 1a</text:p>
          </table:table-cell>
          <table:table-cell table:formula="oooc:=[.$G2] &amp; &quot; &quot; &amp; [.$H2]" office:value-type="string" office:string-value="55555 Westpol">
            <text:p>55555 Westpol</text:p>
          </table:table-cell>
          <table:table-cell table:style-name="ce9"/>
          <table:table-cell table:style-name="ce10" table:number-columns-repeated="2"/>
          <table:table-cell table:formula="oooc:=IF([.$B2] = &quot;Frau&quot;;&quot;geehrte&quot;;IF([.$B2] = &quot;&quot;;&quot;&quot;;&quot;geehrter&quot;))" office:value-type="string" office:string-value="geehrter">
            <text:p>geehrter</text:p>
          </table:table-cell>
          <table:table-cell table:style-name="ce10" table:number-columns-repeated="240"/>
          <table:table-cell/>
        </table:table-row>
        <table:table-row table:style-name="ro1">
          <table:table-cell table:style-name="ce2" table:formula="oooc:=[.$I3]" office:value-type="string" office:string-value="Frau Dr. Felicitas Wollmux">
            <text:p>Frau Dr. Felicitas Wollmux</text:p>
          </table:table-cell>
          <table:table-cell office:value-type="string">
            <text:p>Frau</text:p>
          </table:table-cell>
          <table:table-cell office:value-type="string">
            <text:p>Dr.</text:p>
          </table:table-cell>
          <table:table-cell office:value-type="string">
            <text:p>Felicitas</text:p>
          </table:table-cell>
          <table:table-cell office:value-type="string">
            <text:p>Wollmux</text:p>
          </table:table-cell>
          <table:table-cell office:value-type="string">
            <text:p>Eisbergstr. 1b</text:p>
          </table:table-cell>
          <table:table-cell table:style-name="ce4" office:value-type="string">
            <text:p>55555</text:p>
          </table:table-cell>
          <table:table-cell table:style-name="ce4" office:value-type="string">
            <text:p>Westpol</text:p>
          </table:table-cell>
          <table:table-cell table:style-name="ce2" table:formula="oooc:=[.$B3] &amp; IF([.$C3] =&quot;&quot;;&quot;&quot;;&quot; &quot; &amp; [.$C3]) &amp; &quot; &quot; &amp; [.$D3] &amp; &quot; &quot; &amp; [.$E3]" office:value-type="string" office:string-value="Frau Dr. Felicitas Wollmux">
            <text:p>Frau Dr. Felicitas Wollmux</text:p>
          </table:table-cell>
          <table:table-cell table:formula="oooc:=[.$F3]" office:value-type="string" office:string-value="Eisbergstr. 1b">
            <text:p>Eisbergstr. 1b</text:p>
          </table:table-cell>
          <table:table-cell table:formula="oooc:=[.$G3] &amp; &quot; &quot; &amp; [.$H3]" office:value-type="string" office:string-value="55555 Westpol">
            <text:p>55555 Westpol</text:p>
          </table:table-cell>
          <table:table-cell table:number-columns-repeated="3"/>
          <table:table-cell table:formula="oooc:=IF([.$B3] = &quot;Frau&quot;;&quot;geehrte&quot;;IF([.$B3] = &quot;&quot;;&quot;&quot;;&quot;geehrter&quot;))" office:value-type="string" office:string-value="geehrte">
            <text:p>geehrte</text:p>
          </table:table-cell>
          <table:table-cell table:number-columns-repeated="241"/>
        </table:table-row>
        <table:table-row table:style-name="ro1">
          <table:table-cell table:style-name="ce2"/>
          <table:table-cell table:number-columns-repeated="7"/>
          <table:table-cell table:style-name="ce2"/>
          <table:table-cell table:number-columns-repeated="247"/>
        </table:table-row>
        <table:table-row table:style-name="ro1" table:number-rows-repeated="6553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ersonen_Postfach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number-columns-repeated="2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11" table:default-cell-style-name="ce10"/>
        <table:table-column table:style-name="co12" table:default-cell-style-name="ce2"/>
        <table:table-column table:style-name="co12" table:number-columns-repeated="4" table:default-cell-style-name="Default"/>
        <table:table-column table:style-name="co10" table:number-columns-repeated="242" table:default-cell-style-name="Default"/>
        <table:table-row table:style-name="ro1">
          <table:table-cell table:style-name="ce1" office:value-type="string">
            <text:p>WollMuxDescription</text:p>
          </table:table-cell>
          <table:table-cell table:style-name="ce3" office:value-type="string">
            <text:p>Anrede</text:p>
          </table:table-cell>
          <table:table-cell table:style-name="ce3" office:value-type="string">
            <text:p>Titel</text:p>
          </table:table-cell>
          <table:table-cell table:style-name="ce3" office:value-type="string">
            <text:p>Vorname</text:p>
          </table:table-cell>
          <table:table-cell table:style-name="ce3" office:value-type="string">
            <text:p>Nachname</text:p>
          </table:table-cell>
          <table:table-cell table:style-name="ce3" office:value-type="string">
            <text:p>Postfach</text:p>
          </table:table-cell>
          <table:table-cell table:style-name="ce3" office:value-type="string">
            <text:p>PLZ</text:p>
          </table:table-cell>
          <table:table-cell table:style-name="ce3" office:value-type="string">
            <text:p>Ort</text:p>
          </table:table-cell>
          <table:table-cell table:style-name="ce1" office:value-type="string">
            <text:p>EmpfaengerZeile1</text:p>
          </table:table-cell>
          <table:table-cell table:style-name="ce1" office:value-type="string">
            <text:p>EmpfaengerZeile2</text:p>
          </table:table-cell>
          <table:table-cell table:style-name="ce1" office:value-type="string">
            <text:p>EmpfaengerZeile3</text:p>
          </table:table-cell>
          <table:table-cell table:style-name="ce1" office:value-type="string">
            <text:p>EmpfaengerZeile4</text:p>
          </table:table-cell>
          <table:table-cell table:style-name="ce1" office:value-type="string">
            <text:p>EmpfaengerZeile5</text:p>
          </table:table-cell>
          <table:table-cell table:style-name="ce1" office:value-type="string">
            <text:p>EmpfaengerZeile6</text:p>
          </table:table-cell>
          <table:table-cell table:style-name="ce1" office:value-type="string">
            <text:p>Gender1</text:p>
          </table:table-cell>
          <table:table-cell table:style-name="ce1" table:number-columns-repeated="241"/>
        </table:table-row>
        <table:table-row table:style-name="ro1">
          <table:table-cell table:style-name="ce2" table:formula="oooc:=[.$I2]" office:value-type="string" office:string-value="Herr Dr. Felix Wollmux">
            <text:p>Herr Dr. Felix Wollmux</text:p>
          </table:table-cell>
          <table:table-cell table:style-name="ce4" office:value-type="string">
            <text:p>Herr</text:p>
          </table:table-cell>
          <table:table-cell table:style-name="ce4" office:value-type="string">
            <text:p>Dr.</text:p>
          </table:table-cell>
          <table:table-cell table:style-name="ce4" office:value-type="string">
            <text:p>Felix</text:p>
          </table:table-cell>
          <table:table-cell table:style-name="ce4" office:value-type="string">
            <text:p>Wollmux</text:p>
          </table:table-cell>
          <table:table-cell table:style-name="ce11" office:value-type="string">
            <text:p>4 60 50</text:p>
          </table:table-cell>
          <table:table-cell table:style-name="ce4" office:value-type="string">
            <text:p>55555</text:p>
          </table:table-cell>
          <table:table-cell table:style-name="ce4" office:value-type="string">
            <text:p>Westpol</text:p>
          </table:table-cell>
          <table:table-cell table:style-name="ce2" table:formula="oooc:=[.$B2] &amp; IF([.$C2] =&quot;&quot;;&quot;&quot;;&quot; &quot; &amp; [.$C2]) &amp; &quot; &quot; &amp; [.$D2] &amp; &quot; &quot; &amp; [.$E2]" office:value-type="string" office:string-value="Herr Dr. Felix Wollmux">
            <text:p>Herr Dr. Felix Wollmux</text:p>
          </table:table-cell>
          <table:table-cell table:formula="oooc:=IF([.$F2] =&quot;&quot;;&quot;&quot;;&quot;Postfach &quot; &amp; [.$F2])" office:value-type="string" office:string-value="Postfach 4 60 50">
            <text:p>Postfach 4 60 50</text:p>
          </table:table-cell>
          <table:table-cell table:formula="oooc:=[.$G2] &amp; &quot; &quot; &amp; [.$H2]" office:value-type="string" office:string-value="55555 Westpol">
            <text:p>55555 Westpol</text:p>
          </table:table-cell>
          <table:table-cell table:style-name="ce9"/>
          <table:table-cell table:style-name="ce10" table:number-columns-repeated="2"/>
          <table:table-cell table:formula="oooc:=IF([.$B2] = &quot;Frau&quot;;&quot;geehrte&quot;;IF([.$B2] = &quot;&quot;;&quot;&quot;;&quot;geehrter&quot;))" office:value-type="string" office:string-value="geehrter">
            <text:p>geehrter</text:p>
          </table:table-cell>
          <table:table-cell table:style-name="ce10" table:number-columns-repeated="240"/>
          <table:table-cell/>
        </table:table-row>
        <table:table-row table:style-name="ro1">
          <table:table-cell table:style-name="ce2" table:formula="oooc:=[.$I3]" office:value-type="string" office:string-value="Frau Dr. Felicitas Wollmux">
            <text:p>Frau Dr. Felicitas Wollmux</text:p>
          </table:table-cell>
          <table:table-cell office:value-type="string">
            <text:p>Frau</text:p>
          </table:table-cell>
          <table:table-cell office:value-type="string">
            <text:p>Dr.</text:p>
          </table:table-cell>
          <table:table-cell office:value-type="string">
            <text:p>Felicitas</text:p>
          </table:table-cell>
          <table:table-cell office:value-type="string">
            <text:p>Wollmux</text:p>
          </table:table-cell>
          <table:table-cell table:style-name="ce11" office:value-type="string">
            <text:p>4 60 50</text:p>
          </table:table-cell>
          <table:table-cell table:style-name="ce4" office:value-type="string">
            <text:p>55555</text:p>
          </table:table-cell>
          <table:table-cell table:style-name="ce4" office:value-type="string">
            <text:p>Westpol</text:p>
          </table:table-cell>
          <table:table-cell table:style-name="ce2" table:formula="oooc:=[.$B3] &amp; IF([.$C3] =&quot;&quot;;&quot;&quot;;&quot; &quot; &amp; [.$C3]) &amp; &quot; &quot; &amp; [.$D3] &amp; &quot; &quot; &amp; [.$E3]" office:value-type="string" office:string-value="Frau Dr. Felicitas Wollmux">
            <text:p>Frau Dr. Felicitas Wollmux</text:p>
          </table:table-cell>
          <table:table-cell table:formula="oooc:=IF([.$F3] =&quot;&quot;;&quot;&quot;;&quot;Postfach &quot; &amp; [.$F3])" office:value-type="string" office:string-value="Postfach 4 60 50">
            <text:p>Postfach 4 60 50</text:p>
          </table:table-cell>
          <table:table-cell table:formula="oooc:=[.$G3] &amp; &quot; &quot; &amp; [.$H3]" office:value-type="string" office:string-value="55555 Westpol">
            <text:p>55555 Westpol</text:p>
          </table:table-cell>
          <table:table-cell table:number-columns-repeated="3"/>
          <table:table-cell table:formula="oooc:=IF([.$B3] = &quot;Frau&quot;;&quot;geehrte&quot;;IF([.$B3] = &quot;&quot;;&quot;&quot;;&quot;geehrter&quot;))" office:value-type="string" office:string-value="geehrte">
            <text:p>geehrte</text:p>
          </table:table-cell>
          <table:table-cell table:number-columns-repeated="241"/>
        </table:table-row>
        <table:table-row table:style-name="ro1">
          <table:table-cell table:style-name="ce2"/>
          <table:table-cell table:number-columns-repeated="7"/>
          <table:table-cell table:style-name="ce2"/>
          <table:table-cell table:number-columns-repeated="247"/>
        </table:table-row>
        <table:table-row table:style-name="ro1" table:number-rows-repeated="6553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onstige" table:style-name="ta1" table:print="false">
        <office:forms form:automatic-focus="false" form:apply-design-mode="false"/>
        <table:table-column table:style-name="co1" table:default-cell-style-name="ce1"/>
        <table:table-column table:style-name="co12" table:number-columns-repeated="6" table:default-cell-style-name="ce1"/>
        <table:table-column table:style-name="co10" table:number-columns-repeated="249" table:default-cell-style-name="ce1"/>
        <table:table-row table:style-name="ro1">
          <table:table-cell office:value-type="string">
            <text:p>WollMuxDescription</text:p>
          </table:table-cell>
          <table:table-cell office:value-type="string">
            <text:p>EmpfaengerZeile1</text:p>
          </table:table-cell>
          <table:table-cell office:value-type="string">
            <text:p>EmpfaengerZeile2</text:p>
          </table:table-cell>
          <table:table-cell office:value-type="string">
            <text:p>EmpfaengerZeile3</text:p>
          </table:table-cell>
          <table:table-cell office:value-type="string">
            <text:p>EmpfaengerZeile4</text:p>
          </table:table-cell>
          <table:table-cell office:value-type="string">
            <text:p>EmpfaengerZeile5</text:p>
          </table:table-cell>
          <table:table-cell office:value-type="string">
            <text:p>EmpfaengerZeile6</text:p>
          </table:table-cell>
          <table:table-cell table:number-columns-repeated="249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Default"/>
          <table:table-cell table:style-name="ce9"/>
          <table:table-cell table:style-name="ce10" table:number-columns-repeated="243"/>
          <table:table-cell table:style-name="Default" table:number-columns-repeated="8"/>
        </table:table-row>
      </table:table>
      <table:consolidation table:function="sum" table:source-cell-range-addresses="Personen_Adresse.C2:Personen_Adresse.D2" table:target-cell-address="Personen_Adresse.H2"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1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0" number:min-integer-digits="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05">05.03.2008</text:date>, <text:time>08:34:2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
  </meta:generator>
    <meta:initial-creator>Stefan Ströbl</meta:initial-creator>
    <meta:creation-date>2007-09-18T08:47:53</meta:creation-date>
    <dc:date>2008-03-05T08:34:28</dc:date>
    <meta:editing-cycles>4</meta:editing-cycles>
    <meta:editing-duration>PT18M9S</meta:editing-duration>
    <meta:user-defined meta:name="Info 1"/>
    <meta:user-defined meta:name="Info 2"/>
    <meta:user-defined meta:name="Info 3"/>
    <meta:user-defined meta:name="Info 4"/>
    <meta:document-statistic meta:table-count="3" meta:cell-count="85"/>
  </office:meta>
</office:document-meta>
</file>